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E000002929A358C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svg:stroke-color="#ff3333" draw:marker-start="Arrow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color="#ff3333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style:font-size-asian="24pt" style:font-size-complex="24pt"/>
    </style:style>
    <style:style style:name="P3" style:family="paragraph">
      <style:text-properties fo:color="#ff3333"/>
    </style:style>
    <style:style style:name="T1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734cm" svg:height="17.41cm" svg:x="9.381cm" svg:y="5.999cm">
          <draw:image xlink:href="Pictures/100000000000043E000002929A358CE0.png" xlink:type="simple" xlink:show="embed" xlink:actuate="onLoad">
            <text:p/>
          </draw:image>
        </draw:frame>
        <draw:frame draw:style-name="gr2" draw:text-style-name="P3" draw:layer="layout" svg:width="9.07cm" svg:height="1.195cm" draw:transform="rotate (0.366170077068341) translate (37.4cm 7.247cm)">
          <draw:text-box>
            <text:p text:style-name="P2"><text:span text:style-name="T1">Jatkuu äärettömyyteen</text:span></text:p>
          </draw:text-box>
        </draw:frame>
        <draw:frame draw:style-name="gr2" draw:text-style-name="P3" draw:layer="layout" svg:width="9.07cm" svg:height="1.195cm" draw:transform="rotate (0.366170077068341) translate (0.8cm 21.247cm)">
          <draw:text-box>
            <text:p text:style-name="P2"><text:span text:style-name="T1">Jatkuu äärettömyyteen</text:span></text:p>
          </draw:text-box>
        </draw:frame>
        <draw:frame draw:style-name="gr2" draw:text-style-name="P3" draw:layer="layout" svg:width="9.07cm" svg:height="1.195cm" draw:transform="rotate (-0.594459143230343) translate (35.369cm 20.03cm)">
          <draw:text-box>
            <text:p text:style-name="P2"><text:span text:style-name="T1">Jatkuu äärettömyyteen</text:span></text:p>
          </draw:text-box>
        </draw:frame>
        <draw:frame draw:style-name="gr2" draw:text-style-name="P3" draw:layer="layout" svg:width="9.07cm" svg:height="1.195cm" draw:transform="rotate (-0.594459143230343) translate (6.769cm 0.53cm)">
          <draw:text-box>
            <text:p text:style-name="P2"><text:span text:style-name="T1">Jatkuu äärettömyyteen</text:span></text:p>
          </draw:text-box>
        </draw:frame>
        <draw:line draw:style-name="gr3" draw:text-style-name="P1" draw:layer="layout" svg:x1="22.7cm" svg:y1="6.7cm" svg:x2="24.3cm" svg:y2="6.1cm">
          <text:p/>
        </draw:line>
        <draw:line draw:style-name="gr3" draw:text-style-name="P1" draw:layer="layout" svg:x1="27.3cm" svg:y1="6.4cm" svg:x2="28.5cm" svg:y2="7.2cm">
          <text:p/>
        </draw:line>
        <draw:line draw:style-name="gr3" draw:text-style-name="P1" draw:layer="layout" svg:x1="38.5cm" svg:y1="13.9cm" svg:x2="38.4cm" svg:y2="17.3cm">
          <text:p/>
        </draw:line>
        <draw:frame draw:style-name="gr2" draw:text-style-name="P3" draw:layer="layout" svg:width="7.038cm" svg:height="1.195cm" draw:transform="rotate (-0.55169857655649) translate (17.726cm 1.9cm)">
          <draw:text-box>
            <text:p text:style-name="P2"><text:span text:style-name="T1">Kaivojen etäisyys</text:span></text:p>
          </draw:text-box>
        </draw:frame>
        <draw:frame draw:style-name="gr2" draw:text-style-name="P3" draw:layer="layout" svg:width="7.038cm" svg:height="1.195cm" draw:transform="rotate (0.364250214891148) translate (27.9cm 6.083cm)">
          <draw:text-box>
            <text:p text:style-name="P2"><text:span text:style-name="T1">Kaivojen etäisyys</text:span></text:p>
          </draw:text-box>
        </draw:frame>
        <draw:frame draw:style-name="gr2" draw:text-style-name="P2" draw:layer="layout" svg:width="6.522cm" svg:height="1.195cm" svg:x="38.608cm" svg:y="14.961cm">
          <draw:text-box>
            <text:p text:style-name="P2"><text:span text:style-name="T1">Kaivojen syvyys</text:span></text:p>
          </draw:text-box>
        </draw:frame>
        <draw:line draw:style-name="gr4" draw:text-style-name="P1" draw:layer="layout" svg:x1="23.7cm" svg:y1="7.8cm" svg:x2="27.7cm" svg:y2="6.3cm">
          <text:p/>
        </draw:line>
        <draw:line draw:style-name="gr4" draw:text-style-name="P1" draw:layer="layout" svg:x1="24.9cm" svg:y1="8.5cm" svg:x2="28.9cm" svg:y2="7cm">
          <text:p/>
        </draw:line>
        <draw:line draw:style-name="gr4" draw:text-style-name="P1" draw:layer="layout" svg:x1="24cm" svg:y1="5.9cm" svg:x2="27.2cm" svg:y2="8cm">
          <text:p/>
        </draw:line>
        <draw:line draw:style-name="gr4" draw:text-style-name="P1" draw:layer="layout" svg:x1="22.5cm" svg:y1="6.5cm" svg:x2="25.7cm" svg:y2="8.6cm">
          <text:p/>
        </draw:line>
        <draw:line draw:style-name="gr4" draw:text-style-name="P1" draw:layer="layout" svg:x1="35.9cm" svg:y1="13.91cm" svg:x2="38.9cm" svg:y2="13.9cm">
          <text:p/>
        </draw:line>
        <draw:line draw:style-name="gr4" draw:text-style-name="P1" draw:layer="layout" svg:x1="35.9cm" svg:y1="17.31cm" svg:x2="38.9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07T15:15:19.77</meta:creation-date>
    <dc:date>2018-11-08T11:29:12.28</dc:date>
    <meta:editing-duration>PT19H3M7S</meta:editing-duration>
    <meta:editing-cycles>6</meta:editing-cycles>
    <meta:generator>OpenOffice/4.1.2$Win32 OpenOffice.org_project/412m3$Build-9782</meta:generator>
    <meta:document-statistic meta:object-count="17"/>
  </office:meta>
</office:document-meta>
</file>